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49mm"/>
    </style:style>
    <style:style style:name="co2" style:family="table-column">
      <style:table-column-properties fo:break-before="auto" style:column-width="62.28mm"/>
    </style:style>
    <style:style style:name="co3" style:family="table-column">
      <style:table-column-properties fo:break-before="auto" style:column-width="5.27mm"/>
    </style:style>
    <style:style style:name="co4" style:family="table-column">
      <style:table-column-properties fo:break-before="auto" style:column-width="53.68mm"/>
    </style:style>
    <style:style style:name="co5" style:family="table-column">
      <style:table-column-properties fo:break-before="auto" style:column-width="43.43mm"/>
    </style:style>
    <style:style style:name="co6" style:family="table-column">
      <style:table-column-properties fo:break-before="auto" style:column-width="6.03mm"/>
    </style:style>
    <style:style style:name="co7" style:family="table-column">
      <style:table-column-properties fo:break-before="auto" style:column-width="59.39mm"/>
    </style:style>
    <style:style style:name="co8" style:family="table-column">
      <style:table-column-properties fo:break-before="auto" style:column-width="38.19mm"/>
    </style:style>
    <style:style style:name="co9" style:family="table-column">
      <style:table-column-properties fo:break-before="auto" style:column-width="5.1mm"/>
    </style:style>
    <style:style style:name="co10" style:family="table-column">
      <style:table-column-properties fo:break-before="auto" style:column-width="43.9mm"/>
    </style:style>
    <style:style style:name="co11" style:family="table-column">
      <style:table-column-properties fo:break-before="auto" style:column-width="7.3mm"/>
    </style:style>
    <style:style style:name="co12" style:family="table-column">
      <style:table-column-properties fo:break-before="auto" style:column-width="27.7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2.29mm" fo:break-before="auto" style:use-optimal-row-height="tru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8.34mm" fo:break-before="auto" style:use-optimal-row-height="true"/>
    </style:style>
    <style:style style:name="ro6" style:family="table-row">
      <style:table-row-properties style:row-height="16.25mm" fo:break-before="auto" style:use-optimal-row-height="true"/>
    </style:style>
    <style:style style:name="ro7" style:family="table-row">
      <style:table-row-properties style:row-height="24.13mm" fo:break-before="auto" style:use-optimal-row-height="true"/>
    </style:style>
    <style:style style:name="ro8" style:family="table-row">
      <style:table-row-properties style:row-height="17.64mm" fo:break-before="auto" style:use-optimal-row-height="false"/>
    </style:style>
    <style:style style:name="ro9" style:family="table-row">
      <style:table-row-properties style:row-height="6.26mm" fo:break-before="auto" style:use-optimal-row-height="false"/>
    </style:style>
    <style:style style:name="ro10" style:family="table-row">
      <style:table-row-properties style:row-height="5.33mm" fo:break-before="auto" style:use-optimal-row-height="false"/>
    </style:style>
    <style:style style:name="ro11" style:family="table-row">
      <style:table-row-properties style:row-height="6.03mm" fo:break-before="auto" style:use-optimal-row-height="false"/>
    </style:style>
    <style:style style:name="ro12" style:family="table-row">
      <style:table-row-properties style:row-height="7.18mm" fo:break-before="auto" style:use-optimal-row-height="false"/>
    </style:style>
    <style:style style:name="ro13" style:family="table-row">
      <style:table-row-properties style:row-height="6.49mm" fo:break-before="auto" style:use-optimal-row-height="false"/>
    </style:style>
    <style:style style:name="ro14" style:family="table-row">
      <style:table-row-properties style:row-height="6.72mm" fo:break-before="auto" style:use-optimal-row-height="false"/>
    </style:style>
    <style:style style:name="ro15" style:family="table-row">
      <style:table-row-properties style:row-height="9.97mm" fo:break-before="auto" style:use-optimal-row-height="false"/>
    </style:style>
    <style:style style:name="ro16" style:family="table-row">
      <style:table-row-properties style:row-height="9.05mm" fo:break-before="auto" style:use-optimal-row-height="false"/>
    </style:style>
    <style:style style:name="ro17" style:family="table-row">
      <style:table-row-properties style:row-height="5.56mm" fo:break-before="auto" style:use-optimal-row-height="false"/>
    </style:style>
    <style:style style:name="ro18" style:family="table-row">
      <style:table-row-properties style:row-height="9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d4ea6b"/>
    </style:style>
    <style:style style:name="ce10" style:family="table-cell" style:parent-style-name="Default">
      <style:table-cell-properties fo:background-color="#ffe994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fo:background-color="#ff4000" style:text-align-source="fix" style:repeat-content="false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dddddd" style:vertical-align="top"/>
    </style:style>
    <style:style style:name="ce6" style:family="table-cell" style:parent-style-name="Default">
      <style:table-cell-properties fo:background-color="#eeeeee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1"/>
        <table:table-column table:style-name="co3" table:default-cell-style-name="ce4"/>
        <table:table-column table:style-name="co7" table:default-cell-style-name="ce5"/>
        <table:table-column table:style-name="co8" table:default-cell-style-name="ce5"/>
        <table:table-column table:style-name="co6" table:default-cell-style-name="ce1"/>
        <table:table-column table:style-name="co9" table:default-cell-style-name="ce3"/>
        <table:table-column table:style-name="co7" table:default-cell-style-name="ce5"/>
        <table:table-column table:style-name="co10" table:default-cell-style-name="ce5"/>
        <table:table-column table:style-name="co6" table:default-cell-style-name="ce1"/>
        <table:table-column table:style-name="co11" table:default-cell-style-name="ce3"/>
        <table:table-column table:style-name="co12" table:number-columns-repeated="2" table:default-cell-style-name="ce5"/>
        <table:table-column table:style-name="co6" table:default-cell-style-name="Default"/>
        <table:table-column table:style-name="co11" table:default-cell-style-name="ce3"/>
        <table:table-column table:style-name="co10" table:number-columns-repeated="2" table:default-cell-style-name="ce5"/>
        <table:table-row table:style-name="ro1">
          <table:table-cell table:style-name="Default" table:number-columns-repeated="17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2"/>
          <table:table-cell table:style-name="ce2" office:value-type="string" calcext:value-type="string" table:number-columns-spanned="3" table:number-rows-spanned="1">
            <text:p>HCS-XXXX</text:p>
          </table:table-cell>
          <table:covered-table-cell table:number-columns-repeated="2" table:style-name="Default"/>
          <table:table-cell table:style-name="Default"/>
          <table:table-cell table:style-name="ce2" office:value-type="string" calcext:value-type="string" table:number-columns-spanned="3" table:number-rows-spanned="1">
            <text:p>NTP-65XX/66XX</text:p>
          </table:table-cell>
          <table:covered-table-cell table:number-columns-repeated="2" table:style-name="Default"/>
          <table:table-cell table:style-name="Default"/>
          <table:table-cell table:style-name="ce2" office:value-type="string" calcext:value-type="string" table:number-columns-spanned="3" table:number-rows-spanned="1">
            <text:p>SSP-80XX</text:p>
          </table:table-cell>
          <table:covered-table-cell table:number-columns-repeated="2" table:style-name="Default"/>
          <table:table-cell table:style-name="Default"/>
          <table:table-cell table:style-name="ce2" office:value-type="string" calcext:value-type="string" table:number-columns-spanned="3" table:number-rows-spanned="1">
            <text:p>SSP-81XX_83XX</text:p>
          </table:table-cell>
          <table:covered-table-cell table:number-columns-repeated="2" table:style-name="Default"/>
          <table:table-cell/>
          <table:table-cell table:style-name="ce2" office:value-type="string" calcext:value-type="string" table:number-columns-spanned="3" table:number-rows-spanned="1">
            <text:p>SSP-90XX</text:p>
          </table:table-cell>
          <table:covered-table-cell table:number-columns-repeated="2" table:style-name="Default"/>
        </table:table-row>
        <table:table-row table:style-name="ro3">
          <table:table-cell/>
          <table:table-cell office:value-type="string" calcext:value-type="string">
            <text:p>CURR&lt;c&gt;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c: Min&lt;=xxx&lt;=Max; 127^=12.7A</text:p>
            <text:p>or</text:p>
            <text:p><text:span text:style-name="T1">c: Min&lt;=xxx&lt;=Max; 356^=3.56A</text:span></text:p>
          </table:table-cell>
          <table:table-cell table:style-name="ce6"/>
          <table:table-cell/>
          <table:table-cell table:style-name="ce3" office:value-type="string" calcext:value-type="string">
            <text:p>Y</text:p>
          </table:table-cell>
          <table:table-cell table:style-name="ce1" office:value-type="string" calcext:value-type="string">
            <text:p>Like HCS</text:p>
          </table:table-cell>
          <table:table-cell table:style-name="ce6"/>
          <table:table-cell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URR&lt;ix&gt;&lt;c&gt;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  <table:table-cell table:style-name="ce7" office:value-type="string" calcext:value-type="string">
            <text:p>Y</text:p>
          </table:table-cell>
          <table:table-cell table:style-name="ce1" office:value-type="string" calcext:value-type="string">
            <text:p>Ix: 0-2 (^= Preset A/B/C)</text:p>
            <text:p>c: Min&lt;=xxxx&lt;=Max; 1273^=1.273A</text:p>
          </table:table-cell>
          <table:table-cell table:style-name="ce6"/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Like SSP-80XX</text:p>
            <text:p>Ix: 3=Norm</text:p>
          </table:table-cell>
          <table:table-cell table:style-name="ce6"/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Like SSP-80XX</text:p>
            <text:p>Ix: 0=Norm</text:p>
            <text:p>Ix: 1-3 (^= Preset A/B/C)</text:p>
          </table:table-cell>
          <table:table-cell table:style-name="ce6"/>
        </table:table-row>
        <table:table-row table:style-name="ro4">
          <table:table-cell/>
          <table:table-cell office:value-type="string" calcext:value-type="string">
            <text:p>ENDS</text:p>
          </table:table-cell>
          <table:table-cell office:value-type="string" calcext:value-type="string">
            <text:p>Y</text:p>
          </table:table-cell>
          <table:table-cell table:style-name="ce6" table:number-columns-repeated="2"/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6" table:number-columns-repeated="2"/>
          <table:table-cell/>
          <table:table-cell office:value-type="string" calcext:value-type="string">
            <text:p>Y</text:p>
          </table:table-cell>
          <table:table-cell table:style-name="ce6" table:number-columns-repeated="2"/>
          <table:table-cell/>
          <table:table-cell office:value-type="string" calcext:value-type="string">
            <text:p>Y</text:p>
          </table:table-cell>
          <table:table-cell table:style-name="ce6" table:number-columns-repeated="2"/>
        </table:table-row>
        <table:table-row table:style-name="ro3">
          <table:table-cell/>
          <table:table-cell office:value-type="string" calcext:value-type="string">
            <text:p>GABC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{x}</text:p>
            <text:p>Ix: 0-2 (^= Preset A/B/C)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<text:span text:style-name="T1">Like SSP-80XX</text:span></text:p>
            <text:p>Ix: 3=Norm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SSP-80XX</text:p>
            <text:p>Ix: 0=Norm</text:p>
            <text:p>Ix: 1-3 (^= Preset A/B/C)</text:p>
          </table:table-cell>
        </table:table-row>
        <table:table-row table:style-name="ro5">
          <table:table-cell/>
          <table:table-cell office:value-type="string" calcext:value-type="string">
            <text:p>GCHA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{r}</text:p>
            <text:p>Range: 0-2</text:p>
          </table:table-cell>
          <table:table-cell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GETD</text:p>
          </table:table-cell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{abcdEFGHj}</text:p>
            <text:p>Volt: [ab.cd]</text:p>
            <text:p>Curr: [EF.GH]</text:p>
            <text:p>Mode: j=0:CV, j=1:CC</text:p>
          </table:table-cell>
          <table:table-cell/>
          <table:table-cell table:style-name="ce3"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{v;c;j;}</text:p>
            <text:p>Volt: [v]/100</text:p>
            <text:p><text:span text:style-name="T1">Curr: [c]/1000</text:span></text:p>
            <text:p>Mode: j=0:CV, j=1:CC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{abcdEFGHj}</text:p>
            <text:p>Volt: [ab.cd]</text:p>
            <text:p>Curr: [E.FGH]</text:p>
            <text:p>Mode: j=0:CV, j=1:CC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SSP-80XX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NTP</text:p>
          </table:table-cell>
        </table:table-row>
        <table:table-row table:style-name="ro7">
          <table:table-cell/>
          <table:table-cell office:value-type="string" calcext:value-type="string">
            <text:p>GETM</text:p>
          </table:table-cell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<text:span text:style-name="T1">{abcDEFghiJKLmnoPQR</text:span>}</text:p>
            <text:p>Volt0: [ab.c]</text:p>
            <text:p><text:span text:style-name="T1">Curr0: [DE.F] or [D.EF]</text:span></text:p>
            <text:p><text:span text:style-name="T1">Volt1: [gh.i]</text:span></text:p>
            <text:p><text:span text:style-name="T1">Curr1: [JK.L] or [J.KL]</text:span></text:p>
            <text:p><text:span text:style-name="T1">…</text:span>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ETS</text:p>
          </table:table-cell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{abcDEF}</text:p>
            <text:p>Volt: [ab.c]</text:p>
            <text:p>Curr: [DE.F] or [D.EF]</text:p>
          </table:table-cell>
          <table:table-cell/>
          <table:table-cell table:style-name="ce3"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{v;c;}</text:p>
            <text:p>Volt: [v]/100</text:p>
            <text:p><text:span text:style-name="T1">Curr: [c]/1000</text:span></text:p>
          </table:table-cell>
          <table:table-cell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GETS&lt;ix&gt;</text:p>
            <text:p>Ix: 0-2 (^= Preset A/B/C)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{abcdEFGH}</text:p>
            <text:p>Volt: [ab.cd]</text:p>
            <text:p>Curr: [E.FGH]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<text:span text:style-name="T1">Like SSP-80XX</text:span></text:p>
            <text:p>Ix: 3=Norm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Ix: 0=Norm</text:p>
            <text:p>{v;c}</text:p>
            <text:p>Volt: [v]*100</text:p>
            <text:p>Curr: [c]*1000</text:p>
          </table:table-cell>
        </table:table-row>
        <table:table-row table:style-name="ro9">
          <table:table-cell/>
          <table:table-cell office:value-type="string" calcext:value-type="string">
            <text:p>GISH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3"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 „GOCP“</text:p>
          </table:table-cell>
          <table:table-cell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4">
          <table:table-cell table:style-name="ce10"/>
          <table:table-cell office:value-type="string" calcext:value-type="string">
            <text:p>GISL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7"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„GISH“</text:p>
          </table:table-cell>
          <table:table-cell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MAX</text:p>
          </table:table-cell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{abcDEF}</text:p>
            <text:p>Volt: [ab.c]</text:p>
            <text:p>Curr: [DE.F] or [D.EF]</text:p>
          </table:table-cell>
          <table:table-cell/>
          <table:table-cell table:style-name="ce3"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</text:p>
          </table:table-cell>
          <table:table-cell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GMIN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3"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„GMAX“</text:p>
          </table:table-cell>
          <table:table-cell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GMOD</text:p>
          </table:table-cell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{m}</text:p>
            <text:p>M: Model</text:p>
          </table:table-cell>
          <table:table-cell/>
          <table:table-cell table:style-name="ce3"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</text:p>
          </table:table-cell>
        </table:table-row>
        <table:table-row table:style-name="ro5">
          <table:table-cell/>
          <table:table-cell office:value-type="string" calcext:value-type="string">
            <text:p>GOCP</text:p>
          </table:table-cell>
          <table:table-cell table:style-name="ce7" office:value-type="string" calcext:value-type="string">
            <text:p>Y</text:p>
          </table:table-cell>
          <table:table-cell table:style-name="ce6" office:value-type="string" calcext:value-type="string">
            <text:p>(see SOCP)</text:p>
          </table:table-cell>
          <table:table-cell table:style-name="ce1" office:value-type="string" calcext:value-type="string">
            <text:p>{DEF}</text:p>
            <text:p>Curr: [DE.F] or [D.EF]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</text:p>
          </table:table-cell>
        </table:table-row>
        <table:table-row table:style-name="ro5">
          <table:table-cell/>
          <table:table-cell office:value-type="string" calcext:value-type="string">
            <text:p>GOUT</text:p>
          </table:table-cell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{a}</text:p>
            <text:p>Status: a=0:on, a=1:off</text:p>
          </table:table-cell>
          <table:table-cell/>
          <table:table-cell table:style-name="ce3"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{a}</text:p>
            <text:p>Status: a=0:off, a=1:on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NTP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NTP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NTP</text:p>
          </table:table-cell>
        </table:table-row>
        <table:table-row table:style-name="ro5">
          <table:table-cell/>
          <table:table-cell office:value-type="string" calcext:value-type="string">
            <text:p>GOVP</text:p>
          </table:table-cell>
          <table:table-cell table:style-name="ce7" office:value-type="string" calcext:value-type="string">
            <text:p>Y</text:p>
          </table:table-cell>
          <table:table-cell table:style-name="ce6" office:value-type="string" calcext:value-type="string">
            <text:p>(see SOVP)</text:p>
          </table:table-cell>
          <table:table-cell table:style-name="ce1" office:value-type="string" calcext:value-type="string">
            <text:p>{abc}</text:p>
            <text:p>Volt: [ab.c]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</text:p>
          </table:table-cell>
        </table:table-row>
        <table:table-row table:style-name="ro5">
          <table:table-cell/>
          <table:table-cell office:value-type="string" calcext:value-type="string">
            <text:p>GVER</text:p>
          </table:table-cell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{v}</text:p>
            <text:p>V: Version</text:p>
          </table:table-cell>
          <table:table-cell/>
          <table:table-cell table:style-name="ce3"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</text:p>
          </table:table-cell>
          <table:table-cell/>
          <table:table-cell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</text:p>
          </table:table-cell>
        </table:table-row>
        <table:table-row table:style-name="ro9">
          <table:table-cell/>
          <table:table-cell office:value-type="string" calcext:value-type="string">
            <text:p>GVSH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3"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HCS „GOVP“</text:p>
          </table:table-cell>
          <table:table-cell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11">
          <table:table-cell table:style-name="ce10"/>
          <table:table-cell office:value-type="string" calcext:value-type="string">
            <text:p>GVSL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7" office:value-type="string" calcext:value-type="string">
            <text:p>Y</text:p>
          </table:table-cell>
          <table:table-cell table:style-name="ce6"/>
          <table:table-cell table:style-name="ce1" office:value-type="string" calcext:value-type="string">
            <text:p>Like „GVSH“</text:p>
          </table:table-cell>
          <table:table-cell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PROM&lt;v0&gt;&lt;c0&gt;&lt;v1&gt;&lt;c1&gt;&lt;v2&gt;&lt;c2&gt;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vX: like VOLT</text:p>
            <text:p><text:span text:style-name="T1">cX: like CURR</text:span></text:p>
          </table:table-cell>
          <table:table-cell table:style-name="ce6"/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RUNM&lt;ix&gt;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ix: 0&lt;=x&lt;=2</text:p>
          </table:table-cell>
          <table:table-cell table:style-name="ce6"/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ABC&lt;ix&gt;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1" office:value-type="string" calcext:value-type="string">
            <text:p>Ix: 0-2 (^= Preset A/B/C)</text:p>
          </table:table-cell>
          <table:table-cell table:style-name="ce6"/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1">Like SSP-80XX</text:span></text:p>
            <text:p>Ix: 3=Norm</text:p>
          </table:table-cell>
          <table:table-cell table:style-name="ce6"/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Like SSP-80XX</text:p>
            <text:p>Ix: 0=Norm</text:p>
            <text:p>Ix: 1-3 (^= Preset A/B/C)</text:p>
          </table:table-cell>
          <table:table-cell table:style-name="ce6"/>
        </table:table-row>
        <table:table-row table:style-name="ro13">
          <table:table-cell/>
          <table:table-cell office:value-type="string" calcext:value-type="string">
            <text:p>SCHA&lt;r&gt;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1" office:value-type="string" calcext:value-type="string">
            <text:p>Range: 0-2</text:p>
          </table:table-cell>
          <table:table-cell table:style-name="ce6"/>
          <table:table-cell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14">
          <table:table-cell/>
          <table:table-cell office:value-type="string" calcext:value-type="string">
            <text:p>SESS</text:p>
          </table:table-cell>
          <table:table-cell office:value-type="string" calcext:value-type="string">
            <text:p>Y</text:p>
          </table:table-cell>
          <table:table-cell table:style-name="ce6" table:number-columns-repeated="2"/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6" table:number-columns-repeated="2"/>
          <table:table-cell/>
          <table:table-cell office:value-type="string" calcext:value-type="string">
            <text:p>Y</text:p>
          </table:table-cell>
          <table:table-cell table:style-name="ce6" table:number-columns-repeated="2"/>
          <table:table-cell/>
          <table:table-cell office:value-type="string" calcext:value-type="string">
            <text:p>Y</text:p>
          </table:table-cell>
          <table:table-cell table:style-name="ce6" table:number-columns-repeated="2"/>
        </table:table-row>
        <table:table-row table:style-name="ro3">
          <table:table-cell/>
          <table:table-cell office:value-type="string" calcext:value-type="string">
            <text:p>SETD&lt;ix&gt;&lt;v&gt;&lt;c&gt;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1" office:value-type="string" calcext:value-type="string">
            <text:p>Ix: 0-2 (^= Preset A/B/C)</text:p>
            <text:p>v: Min&lt;=xxxx&lt;=Max; 1273^=12.73V</text:p>
            <text:p>c: Min&lt;=xxxx&lt;=Max; 1273^=1.273A</text:p>
          </table:table-cell>
          <table:table-cell table:style-name="ce6"/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1">Like SSP-80XX</text:span></text:p>
            <text:p>Ix: 3=Norm</text:p>
          </table:table-cell>
          <table:table-cell table:style-name="ce6"/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Like SSP-80XX</text:p>
            <text:p>Ix: 0=Norm</text:p>
            <text:p>Ix: 1-3 (^= Preset A/B/C)</text:p>
          </table:table-cell>
          <table:table-cell table:style-name="ce6"/>
        </table:table-row>
        <table:table-row table:style-name="ro15">
          <table:table-cell/>
          <table:table-cell office:value-type="string" calcext:value-type="string">
            <text:p>SETD&lt;v&gt;&lt;c&gt;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3" office:value-type="string" calcext:value-type="string">
            <text:p>Y</text:p>
          </table:table-cell>
          <table:table-cell table:style-name="ce1" office:value-type="string" calcext:value-type="string">
            <text:p>v: Min&lt;=xxxx&lt;=Max; 1273^=12.73V</text:p>
            <text:p><text:span text:style-name="T1">c: Min&lt;=xxxx&lt;=Max; 1273^=1.273A</text:span></text:p>
          </table:table-cell>
          <table:table-cell table:style-name="ce6"/>
          <table:table-cell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16">
          <table:table-cell/>
          <table:table-cell office:value-type="string" calcext:value-type="string">
            <text:p>SOCP&lt;c&gt;</text:p>
          </table:table-cell>
          <table:table-cell table:style-name="ce7" office:value-type="string" calcext:value-type="string">
            <text:p>Y</text:p>
          </table:table-cell>
          <table:table-cell table:style-name="ce1" office:value-type="string" calcext:value-type="string">
            <text:p>c: like CURR</text:p>
          </table:table-cell>
          <table:table-cell table:style-name="ce6" office:value-type="string" calcext:value-type="string">
            <text:p>(don‘t use!</text:p>
            <text:p> Can cause malfunction)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1" office:value-type="string" calcext:value-type="string">
            <text:p>c: like „CURR“</text:p>
          </table:table-cell>
          <table:table-cell table:style-name="ce6"/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Like SSP-80XX</text:p>
          </table:table-cell>
          <table:table-cell table:style-name="ce6"/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Like SSP-80XX</text:p>
          </table:table-cell>
          <table:table-cell table:style-name="ce6"/>
        </table:table-row>
        <table:table-row table:style-name="ro17">
          <table:table-cell/>
          <table:table-cell office:value-type="string" calcext:value-type="string">
            <text:p>SOUT&lt;status&gt;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status: 0=on, 1=off</text:p>
          </table:table-cell>
          <table:table-cell table:style-name="ce6"/>
          <table:table-cell/>
          <table:table-cell table:style-name="ce3" office:value-type="string" calcext:value-type="string">
            <text:p>Y</text:p>
          </table:table-cell>
          <table:table-cell table:style-name="ce1" office:value-type="string" calcext:value-type="string">
            <text:p>status: 0=off, 1=on</text:p>
          </table:table-cell>
          <table:table-cell table:style-name="ce6"/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Like NTP</text:p>
          </table:table-cell>
          <table:table-cell table:style-name="ce6"/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Like NTP</text:p>
          </table:table-cell>
          <table:table-cell table:style-name="ce6"/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Like NTP</text:p>
          </table:table-cell>
          <table:table-cell table:style-name="ce6"/>
        </table:table-row>
        <table:table-row table:style-name="ro18">
          <table:table-cell/>
          <table:table-cell office:value-type="string" calcext:value-type="string">
            <text:p>SOVP&lt;v&gt;</text:p>
          </table:table-cell>
          <table:table-cell table:style-name="ce7" office:value-type="string" calcext:value-type="string">
            <text:p>Y</text:p>
          </table:table-cell>
          <table:table-cell table:style-name="ce1" office:value-type="string" calcext:value-type="string">
            <text:p>v: like VOLT</text:p>
          </table:table-cell>
          <table:table-cell table:style-name="ce6" office:value-type="string" calcext:value-type="string">
            <text:p>(don‘t use!</text:p>
            <text:p> Can cause malfunction)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1" office:value-type="string" calcext:value-type="string">
            <text:p>v: like „VOLT“</text:p>
          </table:table-cell>
          <table:table-cell table:style-name="ce6"/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Like SSP-80XX</text:p>
          </table:table-cell>
          <table:table-cell table:style-name="ce6"/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Like SSP-80XX</text:p>
          </table:table-cell>
          <table:table-cell table:style-name="ce6"/>
        </table:table-row>
        <table:table-row table:style-name="ro3">
          <table:table-cell/>
          <table:table-cell office:value-type="string" calcext:value-type="string">
            <text:p>VOLT&lt;ix&gt;&lt;v&gt;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  <table:table-cell table:style-name="ce7" office:value-type="string" calcext:value-type="string">
            <text:p>Y</text:p>
          </table:table-cell>
          <table:table-cell table:style-name="ce1" office:value-type="string" calcext:value-type="string">
            <text:p>Ix: 0-2 (^= Preset A/B/C)</text:p>
            <text:p>v: Min&lt;=xxxx&lt;=Max; 1273^=12.73V</text:p>
          </table:table-cell>
          <table:table-cell table:style-name="ce6"/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<text:span text:style-name="T1">Like SSP-80XX</text:span></text:p>
            <text:p>Ix: 3=Norm</text:p>
          </table:table-cell>
          <table:table-cell table:style-name="ce6"/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Like SSP-80XX</text:p>
            <text:p>Ix: 0=Norm</text:p>
            <text:p>Ix: 1-3 (^= Preset A/B/C)</text:p>
          </table:table-cell>
          <table:table-cell table:style-name="ce6"/>
        </table:table-row>
        <table:table-row table:style-name="ro13">
          <table:table-cell/>
          <table:table-cell office:value-type="string" calcext:value-type="string">
            <text:p>VOLT&lt;v&gt;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v: Min&lt;=xxx&lt;=Max; 127^=12.7V</text:p>
          </table:table-cell>
          <table:table-cell table:style-name="ce6"/>
          <table:table-cell/>
          <table:table-cell table:style-name="ce3" office:value-type="string" calcext:value-type="string">
            <text:p>Y</text:p>
          </table:table-cell>
          <table:table-cell table:style-name="ce1" office:value-type="string" calcext:value-type="string">
            <text:p>Like HCS</text:p>
          </table:table-cell>
          <table:table-cell table:style-name="ce6"/>
          <table:table-cell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/>
          <table:table-cell table:style-name="ce1"/>
          <table:table-cell table:style-name="Default" table:number-columns-repeated="14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ce1"/>
          <table:table-cell table:style-name="Default" table:number-columns-repeated="14"/>
          <table:table-cell/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Tabelle1.B3:Tabelle1.U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80mm" fo:page-height="340.01mm" style:num-format="1" style:print-orientation="landscape" fo:margin-top="4.99mm" fo:margin-bottom="4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by TS, Dec 2020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.00.0000</text:date>, <text:time style:data-style-name="N2" text:time-value="15:51:40.6062248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8T19:51:53.835677187</meta:creation-date>
    <meta:generator>LibreOffice/6.2.7.1$MacOSX_X86_64 LibreOffice_project/23edc44b61b830b7d749943e020e96f5a7df63bf</meta:generator>
    <dc:date>2020-12-05T23:04:59.267984310</dc:date>
    <meta:editing-duration>P2DT14H37M41S</meta:editing-duration>
    <meta:editing-cycles>33</meta:editing-cycles>
    <meta:print-date>2020-12-06T11:43:28.704324424</meta:print-date>
    <meta:document-statistic meta:table-count="1" meta:cell-count="279" meta:object-count="0"/>
  </office:meta>
</office:document-meta>
</file>